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the occupant of 14 Northview Drive Bateau Bay</text:p>
      <text:p text:style-name="P1">From John Hedlefs 16 Northview Drive Bateau Bay</text:p>
      <text:p text:style-name="P1">Re: Objects being thrown over the fence at our AirConditioners</text:p>
      <text:p text:style-name="P1">18/04/2021</text:p>
      <text:p text:style-name="P1"/>
      <text:p text:style-name="P1">My insurance company has asked us to forward all video of objects being thrown over our fence and damaging our property, in addition the video may be forwarded to the police to assess for criminal proceedings.</text:p>
      <text:p text:style-name="P1"/>
      <text:p text:style-name="P1">This morning a palm frond and a red frog lolly were thrown at our AirConditioner, we are in the process of upgrading all of our security cameras to better identify the culprits as the old cameras did not meet minimum requirements required by Police and our insurance company.</text:p>
      <text:p text:style-name="P1"/>
      <text:p text:style-name="P1">It may be in your best interests to curtail further attacks or if the culprit is not a resident at your address to install security cameras on your property to identify the persons that enter your property to carry out such attacks.</text:p>
      <text:p text:style-name="P1"/>
      <text:p text:style-name="P1">If the palm frond was from one of our trees then please return it to the rear of our property near the trees that it came frond and not use it as a projectile to damage our property.</text:p>
      <text:p text:style-name="P1"/>
      <text:p text:style-name="P1">John Hedle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hedlefs</meta:initial-creator>
    <meta:creation-date>2021-04-18T12:50:19.59</meta:creation-date>
    <meta:printed-by>john hedlefs</meta:printed-by>
    <meta:print-date>2021-04-18T13:05:16.73</meta:print-date>
    <meta:document-statistic meta:table-count="0" meta:image-count="0" meta:object-count="0" meta:page-count="1" meta:paragraph-count="9" meta:word-count="194" meta:character-count="1077"/>
    <dc:date>2021-04-19T23:18:18.05</dc:date>
    <dc:creator>john hedlefs</dc:creator>
    <meta:editing-duration>P1DT10H12M47S</meta:editing-duration>
    <meta:editing-cycles>1</meta:editing-cycles>
    <meta:generator>OpenOffice/4.1.7$Win32 OpenOffice.org_project/417m1$Build-9800</meta:generator>
  </office:meta>
</office:document-meta>
</file>